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e6e6e6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 style:parent-style-name="standard">
      <style:graphic-properties svg:stroke-color="#cccccc"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5.375cm" svg:height="15.375cm" svg:x="2.722cm" svg:y="6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1.991cm" svg:height="12.073cm" draw:transform="rotate (0.785398163397448) translate (1.903cm 14.4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881.27343577678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33:51.80</meta:creation-date>
    <dc:date>2014-10-01T16:44:46.53</dc:date>
    <meta:editing-duration>PT55M44S</meta:editing-duration>
    <meta:editing-cycles>1</meta:editing-cycles>
    <meta:document-statistic meta:object-count="3"/>
    <meta:generator>LibreOffice/4.0.1.2$Windows_x86 LibreOffice_project/84102822e3d61eb989ddd325abf1ac077904985</meta:generator>
  </office:meta>
</office:document-meta>
</file>